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75ce" officeooo:paragraph-rsid="001a75c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1834" officeooo:paragraph-rsid="001e183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4c5a" officeooo:paragraph-rsid="00214c5a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f82c" officeooo:paragraph-rsid="0023f82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a75ce" officeooo:paragraph-rsid="001a75ce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214c5a" officeooo:paragraph-rsid="00214c5a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23f82c" officeooo:paragraph-rsid="0023f82c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underline-style="none" officeooo:rsid="00214c5a" officeooo:paragraph-rsid="00214c5a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underline-style="none" officeooo:rsid="0023f82c" officeooo:paragraph-rsid="0023f82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a75ce" officeooo:paragraph-rsid="001a75ce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e1834" officeooo:paragraph-rsid="001e1834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f9811" officeooo:paragraph-rsid="001f9811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4c5a" officeooo:paragraph-rsid="00214c5a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2c7d0" officeooo:paragraph-rsid="0022c7d0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3f82c" officeooo:paragraph-rsid="0023f82c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46bb0" officeooo:paragraph-rsid="00246bb0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5d9ec" officeooo:paragraph-rsid="0025d9ec"/>
    </style:style>
    <style:style style:name="T1" style:family="text">
      <style:text-properties officeooo:rsid="001c3fdb"/>
    </style:style>
    <style:style style:name="T2" style:family="text">
      <style:text-properties officeooo:rsid="00214c5a"/>
    </style:style>
    <style:style style:name="T3" style:family="text">
      <style:text-properties officeooo:rsid="0023f82c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nction entreprise</text:p>
      <text:p text:style-name="P5">Introductio<text:span text:style-name="T1">n</text:span></text:p>
      <text:p text:style-name="P1"/>
      <text:p text:style-name="P10"/>
      <text:p text:style-name="P2">Introduction</text:p>
      <text:p text:style-name="P11"/>
      <text:p text:style-name="P11">⇒ Entreprise</text:p>
      <text:p text:style-name="P11"><text:tab/>-Comme un organisme</text:p>
      <text:p text:style-name="P11"><text:tab/><text:tab/>-nécessite une bonne organisation, des «organes»</text:p>
      <text:p text:style-name="P12"><text:tab/>-<text:span text:style-name="T2">Marche si les tâches sont répartis de façon précise</text:span></text:p>
      <text:p text:style-name="P12"><text:tab/><text:tab/>-<text:span text:style-name="T2">Que le rôle de chacun soit bien déterminer</text:span></text:p>
      <text:p text:style-name="P13"/>
      <text:p text:style-name="P13">⇒ Plus l’entreprise est importante plus l’organisation pour être efficace doit être structuré</text:p>
      <text:p text:style-name="P13"/>
      <text:p text:style-name="P13">⇒ Les tâches peuvent être regroupés selon leurs objectifs</text:p>
      <text:p text:style-name="P13"><text:tab/>-Permet d’identifier les grandes fonctions</text:p>
      <text:p text:style-name="P13"><text:tab/><text:tab/>-Certaines ont une importance cruciale</text:p>
      <text:p text:style-name="P13"><text:tab/><text:tab/><text:tab/>-Participe à la création de richesse</text:p>
      <text:p text:style-name="P13"/>
      <text:p text:style-name="P3">1)Fonction achat/ fonction production</text:p>
      <text:p text:style-name="P3"/>
      <text:p text:style-name="P3">1.1)Fonction achat</text:p>
      <text:p text:style-name="P13"/>
      <text:p text:style-name="P13">⇒ Les entreprises ne peuvent pas tout produire</text:p>
      <text:p text:style-name="P13"><text:tab/>-Doit se procurer des biens et des services pour la production</text:p>
      <text:p text:style-name="P13"/>
      <text:p text:style-name="P13">⇒ L’achat de biens et de services </text:p>
      <text:p text:style-name="P13"><text:tab/>-Détermine la compétitivité de la firme</text:p>
      <text:p text:style-name="P13"/>
      <text:p text:style-name="P13">⇒ S’intéresse aux enjeux de la fonction achat</text:p>
      <text:p text:style-name="P13"/>
      <text:p text:style-name="P6">Définition fonction Achat</text:p>
      <text:p text:style-name="P8">⇒ Chargé de procurer des matières premières et composant pour la production</text:p>
      <text:p text:style-name="P8"><text:tab/>-Composant doit être livré dans des délais</text:p>
      <text:p text:style-name="P8"><text:tab/><text:tab/>-Conforme à la qualité et à la quantité du cahier des charges</text:p>
      <text:p text:style-name="P13"/>
      <text:p text:style-name="P14">⇒ Enjeux</text:p>
      <text:p text:style-name="P14"><text:tab/>-Sur le plan financier</text:p>
      <text:p text:style-name="P14"><text:tab/><text:tab/>-Politique d’achat</text:p>
      <text:p text:style-name="P14"><text:tab/><text:tab/><text:tab/>-Influe sur le coût</text:p>
      <text:p text:style-name="P14"><text:tab/><text:tab/>-Composants</text:p>
      <text:p text:style-name="P14"><text:tab/><text:tab/><text:tab/>-Marge entreprises</text:p>
      <text:p text:style-name="P14"><text:tab/>-Commercial</text:p>
      <text:p text:style-name="P14"><text:tab/><text:tab/>-Fonction approvisionnement </text:p>
      <text:p text:style-name="P14"><text:tab/><text:tab/><text:tab/>-Produit bonne qualité</text:p>
      <text:p text:style-name="P14"><text:tab/><text:tab/><text:tab/>-Évite les ruptures de stock</text:p>
      <text:p text:style-name="P14"><text:tab/>-Stratégique</text:p>
      <text:p text:style-name="P14"><text:tab/><text:tab/>-Compétitivité de l’entreprise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⇒ 2 types de tâches</text:p>
      <text:p text:style-name="P14"><text:tab/>-Recherche fournisseurs</text:p>
      <text:p text:style-name="P14"><text:tab/><text:tab/>-Pour des nouveaux composants/matières premières</text:p>
      <text:p text:style-name="P14"><text:tab/><text:tab/>-Création d’un cahier des charges</text:p>
      <text:p text:style-name="P14"><text:tab/>-Évaluation et choix des fournisseurs</text:p>
      <text:p text:style-name="P14"><text:tab/><text:tab/>-Évaluation des fournisseurs pour répondre au cahier des charges</text:p>
      <text:p text:style-name="P14"/>
      <text:p text:style-name="P14">⇒ Début et perspec<text:span text:style-name="T3">tive</text:span></text:p>
      <text:p text:style-name="P14"><text:tab/>-<text:span text:style-name="T3">Faire ou faire faire </text:span></text:p>
      <text:p text:style-name="P14"><text:tab/><text:tab/>-<text:span text:style-name="T3">Dilemme de l’entreprise pour la relation entre l’entreprise et le fournisseur</text:span></text:p>
      <text:p text:style-name="P14"/>
      <text:p text:style-name="P4">1.2)Fonction Production</text:p>
      <text:p text:style-name="P15"><text:tab/>-Longtemps considéré comme seule fonction dont l’entreprise a assimilé </text:p>
      <text:p text:style-name="P15"/>
      <text:p text:style-name="P7">Définition fonction production</text:p>
      <text:p text:style-name="P9">⇒ La fonction production englobe l’ensemble des activités, transforme des matières <text:tab/>premières/composant en production vendu</text:p>
      <text:p text:style-name="P15"/>
      <text:p text:style-name="P15">⇒ Suivant la nature de la production = plusieurs types</text:p>
      <text:p text:style-name="P15"><text:tab/>-<text:span text:style-name="T5">Production en continue</text:span></text:p>
      <text:p text:style-name="P15"><text:tab/><text:tab/>-Produit transformé successivement </text:p>
      <text:p text:style-name="P15"><text:tab/>-<text:span text:style-name="T5">Production discontinues</text:span></text:p>
      <text:p text:style-name="P15"><text:tab/><text:tab/>-Production successive qui peut être interrompue </text:p>
      <text:p text:style-name="P15"><text:tab/>-<text:span text:style-name="T5">Production par objet</text:span><text:span text:style-name="T4"> </text:span></text:p>
      <text:p text:style-name="P15"><text:tab/><text:tab/>-Opération réalisé pour un seul service/bien</text:p>
      <text:p text:style-name="P15"/>
      <text:p text:style-name="P15">⇒ Importance à plusieurs niveaux</text:p>
      <text:p text:style-name="P15"><text:tab/>-Sur le plan financier</text:p>
      <text:p text:style-name="P15"><text:tab/><text:tab/>-Mise en place d’un système adapté</text:p>
      <text:p text:style-name="P15"><text:tab/><text:tab/><text:tab/>-Moins de coût de production tout en assurant des marges</text:p>
      <text:p text:style-name="P15"><text:tab/>-Sur le plan commercial</text:p>
      <text:p text:style-name="P15"><text:tab/><text:tab/>-Fonction production flexible</text:p>
      <text:p text:style-name="P15"><text:tab/><text:tab/><text:tab/>-S’adapter aux coûts</text:p>
      <text:p text:style-name="P15"/>
      <text:p text:style-name="P16">⇒ Quel tâche?</text:p>
      <text:p text:style-name="P16"><text:tab/>-Conception de produit</text:p>
      <text:p text:style-name="P16"><text:tab/>-Préparation de production</text:p>
      <text:p text:style-name="P16"><text:tab/>-Organisation de production</text:p>
      <text:p text:style-name="P16"><text:tab/>-Planification de la production</text:p>
      <text:p text:style-name="P16"><text:tab/>-Fabrication du produit</text:p>
      <text:p text:style-name="P16"><text:tab/>-Suivi de la production</text:p>
      <text:p text:style-name="P16"/>
      <text:p text:style-name="P17">⇒ Évaluation importante de la fonction production</text:p>
      <text:p text:style-name="P17"><text:tab/>-Importance de la fonction production</text:p>
      <text:p text:style-name="P17"><text:tab/><text:tab/>-Baisse de profit de la fonction marketing</text:p>
      <text:p text:style-name="P17"><text:tab/>-Depuis 1980 fonction production remise en avant</text:p>
      <text:p text:style-name="P17"><text:tab/>-S’adapter pour plus de flexibilité et de réactivité</text:p>
      <text:p text:style-name="P17"/>
      <text:p text:style-name="P17"/>
      <text:p text:style-name="P17"/>
      <text:p text:style-name="P17"><text:soft-page-break/>⇒ Pilotage par l’aval de la production</text:p>
      <text:p text:style-name="P17"><text:tab/>-Jusqu’en 1970 </text:p>
      <text:p text:style-name="P17"><text:tab/><text:tab/>-Gestion de la production par l’anticipation de la demander</text:p>
      <text:p text:style-name="P17"><text:tab/>-Depuis ~30ans </text:p>
      <text:p text:style-name="P17"><text:tab/><text:tab/>-La logique de la gestion production inversé pour une logique de flux tiré par le <text:tab/><text:tab/><text:tab/> <text:s/>marché </text:p>
      <text:p text:style-name="P17"><text:tab/>-Objectif réduit au max le délai pour le client</text:p>
      <text:p text:style-name="P17"/>
      <text:p text:style-name="P17">⇒ Recherche de la flexibilité</text:p>
      <text:p text:style-name="P17"><text:tab/>-Utilisation de machine programmable plus rapidement </text:p>
      <text:p text:style-name="P17"><text:tab/>-Différenciation retardé</text:p>
      <text:p text:style-name="P17"><text:tab/><text:tab/>-Produit conçus avec des pièces communes</text:p>
      <text:p text:style-name="P17"/>
      <text:p text:style-name="P17">⇒ Importance de la production dans le temps</text:p>
      <text:p text:style-name="P17"><text:tab/>-Jusqu’à 1950</text:p>
      <text:p text:style-name="P17"><text:tab/><text:tab/>-Production = fonction entreprise</text:p>
      <text:p text:style-name="P17"><text:tab/>-Objectif </text:p>
      <text:p text:style-name="P17"><text:tab/><text:tab/>-Minimiser les coûts de production </text:p>
      <text:p text:style-name="P17"><text:tab/><text:tab/><text:tab/>-Travaille découpé pour plus produire</text:p>
      <text:p text:style-name="P16"><text:tab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0:01:46.980659664</meta:creation-date>
    <dc:date>2022-09-26T23:05:53.684859200</dc:date>
    <meta:editing-duration>PT20M23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3" meta:paragraph-count="92" meta:word-count="473" meta:character-count="3337" meta:non-whitespace-character-count="2831"/>
  </office:meta>
</office:document-meta>
</file>